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r6" style:family="presentation" style:parent-style-name="Padrão-subtitle">
      <style:graphic-properties draw:fill-color="#ffffff" fo:min-height="19.5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O Escudo</text:span></text:p>
            <text:p><text:span text:style-name="T2">Vóz da Verdade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3">Por toda minha vida</text:span></text:p>
            <text:p><text:span text:style-name="T3">Oh senhor, te louvarei</text:span></text:p>
            <text:p><text:span text:style-name="T3">Pois meu fôlego é sua vida</text:span></text:p>
            <text:p><text:span text:style-name="T3">E nunca me cansarei</text:span></text:p>
            <text:p><text:span text:style-name="T3">Posso ouvir a tua vóz </text:span></text:p>
            <text:p><text:span text:style-name="T3">É mais doce do que o mel</text:span></text:p>
            <text:p><text:span text:style-name="T3">Que me tira dessa cova</text:span></text:p>
            <text:p><text:span text:style-name="T3">E me leva até o cé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Já vi fogo e terremotos</text:span></text:p>
            <text:p><text:span text:style-name="T3">Vento forte que passou</text:span></text:p>
            <text:p><text:span text:style-name="T3">Já vivi tantos perigos </text:span></text:p>
            <text:p><text:span text:style-name="T3">Mas tua vóz me acalmou </text:span></text:p>
            <text:p><text:span text:style-name="T3">Tú dás ordem às estrelas</text:span></text:p>
            <text:p><text:span text:style-name="T3">E ao mar os seus limites </text:span></text:p>
            <text:p><text:span text:style-name="T3">Eu me sinto tão seguro </text:span></text:p>
            <text:p><text:span text:style-name="T3">No teu colo, oh altíssi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3" draw:layer="layout" svg:width="25.199cm" svg:height="19.563cm" svg:x="1.4cm" svg:y="0.837cm" presentation:class="subtitle" presentation:user-transformed="true">
          <draw:text-box>
            <text:p><text:span text:style-name="T3">Não há ferrolhos </text:span></text:p>
            <text:p><text:span text:style-name="T3">Nem portas que se fechem</text:span></text:p>
            <text:p><text:span text:style-name="T3">Diante da tua voz </text:span></text:p>
            <text:p><text:span text:style-name="T3">Não há doenças, nem culpa</text:span></text:p>
            <text:p><text:span text:style-name="T3">Que fiquem de pé diante de nós</text:span></text:p>
            <text:p><text:span text:style-name="T3">E a tempestade se acalma </text:span></text:p>
            <text:p><text:span text:style-name="T3">Na <text:s/>vóz daquele que tudo criou</text:span></text:p>
            <text:p><text:span text:style-name="T3">Pois sua palavra é pura </text:span></text:p>
            <text:p><text:span text:style-name="T3">Escudo para os que nele cre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4:46:57.422000000</meta:creation-date>
    <dc:date>2017-01-07T11:58:38.149719239</dc:date>
    <meta:editing-duration>PT8M27S</meta:editing-duration>
    <meta:editing-cycles>2</meta:editing-cycles>
    <meta:generator>LibreOffice/5.2.4.2.1$Linux_X86_64 LibreOffice_project/20m0$Build-2</meta:generator>
    <meta:document-statistic meta:object-count="33"/>
  </office:meta>
</office:document-meta>
</file>